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cc99" draw:opacity="50%" draw:textarea-horizontal-align="center" draw:textarea-vertical-align="top" draw:auto-grow-height="false" fo:min-height="14.008cm" fo:min-width="7.358cm"/>
    </style:style>
    <style:style style:name="gr2" style:family="graphic" style:parent-style-name="standard">
      <style:graphic-properties draw:stroke="solid" draw:stroke-dash="Ultrafine_20_Dashed" draw:fill="solid" draw:fill-color="#ffe681" draw:textarea-horizontal-align="justify" draw:textarea-vertical-align="middle" draw:auto-grow-height="false" fo:min-height="0.834cm" fo:min-width="6.576cm" fo:padding-left="0.254cm" fo:padding-right="0.254cm"/>
    </style:style>
    <style:style style:name="gr3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min-height="2.02cm" fo:min-width="6.57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.9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2cm"/>
    </style:style>
    <style:style style:name="gr9" style:family="graphic" style:parent-style-name="objectwithoutfill">
      <style:graphic-properties draw:stroke="dash" draw:stroke-dash="Fine_20_Dashed" draw:marker-end="Arrow" draw:marker-end-width="0.25cm" draw:fill="none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fill="solid" draw:fill-color="#beffbe" draw:textarea-horizontal-align="justify" draw:textarea-vertical-align="middle" draw:auto-grow-height="false" fo:min-height="0.912cm" fo:min-width="4.35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draw:stroke-dash="Ultrafine_20_Dashed" draw:fill="solid" draw:fill-color="#beffbe" draw:textarea-horizontal-align="justify" draw:textarea-vertical-align="middle" draw:auto-grow-height="false" fo:min-height="0.912cm" fo:min-width="5.1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2cm"/>
    </style:style>
    <style:style style:name="gr16" style:family="graphic" style:parent-style-name="standard">
      <style:graphic-properties draw:fill="solid" draw:fill-color="#94bd5e" draw:textarea-horizontal-align="justify" draw:textarea-vertical-align="middle" draw:auto-grow-height="false" fo:min-height="1.111cm" fo:min-width="2.677cm"/>
    </style:style>
    <style:style style:name="gr17" style:family="graphic" style:parent-style-name="standard">
      <style:graphic-properties draw:stroke="dash" draw:stroke-dash="Fine_20_Dashed" draw:fill="solid" draw:fill-color="#beffbe" draw:opacity="45%" draw:textarea-horizontal-align="justify" draw:textarea-vertical-align="middle" draw:auto-grow-height="false" fo:min-height="0.912cm" fo:min-width="5.151cm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cc99" draw:opacity="50%"/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e681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9966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94bd5e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beffb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beffbe" draw:opacity="45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14.4cm" svg:x="7.8cm" svg:y="1.8cm">
          <text:p text:style-name="P1"><text:span text:style-name="T1">MidPoint Applic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656.386219826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7.2cm" svg:height="1.2cm" svg:x="8.2cm" svg:y="8.2cm">
          <text:p text:style-name="P3"><text:span text:style-name="T2">ConnId Framewor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2" draw:id="id12" draw:layer="layout" svg:width="7.2cm" svg:height="2.4cm" svg:x="8.2cm" svg:y="3.8cm">
          <text:p text:style-name="P3"><text:span text:style-name="T2">MidPoint Co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997.16784673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4.445cm" svg:height="1.905cm" svg:x="24.155cm" svg:y="8.6cm">
          <text:p text:style-name="P3"><text:span text:style-name="T3">Linux</text:span><text:span text:style-name="T3"><text:line-break/></text:span><text:span text:style-name="T3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6" xml:id="id3" draw:id="id3" draw:layer="layout" svg:width="4.445cm" svg:height="1.905cm" svg:x="1.755cm" svg:y="15.095cm">
          <text:p text:style-name="P3"><text:span text:style-name="T3">Database</text:span><text:span text:style-name="T3"><text:line-break/></text:span><text:span text:style-name="T3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6" xml:id="id5" draw:id="id5" draw:layer="layout" svg:width="4.445cm" svg:height="1.905cm" svg:x="1.8cm" svg:y="12.695cm">
          <text:p text:style-name="P3"><text:span text:style-name="T3">CSV</text:span><text:span text:style-name="T3"><text:line-break/></text:span><text:span text:style-name="T3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6" xml:id="id7" draw:id="id7" draw:layer="layout" svg:width="4.445cm" svg:height="1.905cm" svg:x="1.8cm" svg:y="10.295cm">
          <text:p text:style-name="P3"><text:span text:style-name="T3">LDAP</text:span><text:span text:style-name="T3"><text:line-break/></text:span><text:span text:style-name="T3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draw:type="curve" svg:x1="24.155cm" svg:y1="9.553cm" svg:x2="22.599cm" svg:y2="12cm" draw:start-shape="id1" draw:start-glue-point="5" draw:end-shape="id2" draw:end-glue-point="1" svg:d="M24155 9553c-1167 0-389 2447-1556 2447" svg:viewBox="0 0 1557 2448">
          <text:p/>
        </draw:connector>
        <draw:connector draw:style-name="gr5" draw:text-style-name="P3" draw:layer="layout" draw:type="curve" svg:x1="6.2cm" svg:y1="16.048cm" svg:x2="8.51cm" svg:y2="15.2cm" draw:start-shape="id3" draw:start-glue-point="7" draw:end-shape="id4" draw:end-glue-point="3" svg:d="M6200 16048c1732 0 578-848 2310-848" svg:viewBox="0 0 2311 849">
          <text:p/>
        </draw:connector>
        <draw:connector draw:style-name="gr5" draw:text-style-name="P3" draw:layer="layout" draw:type="curve" svg:x1="6.245cm" svg:y1="13.648cm" svg:x2="8.509cm" svg:y2="13.6cm" draw:start-shape="id5" draw:start-glue-point="7" draw:end-shape="id6" svg:d="M6245 13648c1698 0 566-48 2264-48" svg:viewBox="0 0 2265 49">
          <text:p/>
        </draw:connector>
        <draw:connector draw:style-name="gr5" draw:text-style-name="P3" draw:layer="layout" draw:type="curve" svg:x1="6.245cm" svg:y1="11.248cm" svg:x2="8.508cm" svg:y2="12cm" draw:start-shape="id7" draw:start-glue-point="7" draw:end-shape="id8" draw:end-glue-point="3" svg:d="M6245 11248c1698 0 567 752 2263 752" svg:viewBox="0 0 2264 753">
          <text:p/>
        </draw:connector>
        <draw:connector draw:style-name="gr6" draw:text-style-name="P7" draw:layer="layout" draw:line-skew="0.199cm" svg:x1="11.8cm" svg:y1="8.2cm" svg:x2="14cm" svg:y2="7.8cm" draw:start-shape="id9" draw:start-glue-point="0" draw:end-shape="id10" draw:end-glue-point="8" svg:d="M11800 8200h2200v-400" svg:viewBox="0 0 2201 401">
          <text:p/>
        </draw:connector>
        <draw:connector draw:style-name="gr6" draw:text-style-name="P7" draw:layer="layout" draw:line-skew="-0.201cm" svg:x1="11.8cm" svg:y1="9.4cm" svg:x2="14cm" svg:y2="9.8cm" draw:start-shape="id9" draw:start-glue-point="2" draw:end-shape="id11" draw:end-glue-point="4" svg:d="M11800 9400h2200v400" svg:viewBox="0 0 2201 401">
          <text:p/>
        </draw:connector>
        <draw:frame draw:style-name="gr7" draw:text-style-name="P8" draw:layer="layout" svg:width="3.668cm" svg:height="0.802cm" svg:x="10.951cm" svg:y="7.198cm">
          <draw:text-box>
            <text:p><text:span text:style-name="T4">ConnId API</text:span></text:p>
          </draw:text-box>
        </draw:frame>
        <draw:frame draw:style-name="gr8" draw:text-style-name="P8" draw:layer="layout" svg:width="3.668cm" svg:height="0.802cm" svg:x="10.799cm" svg:y="9.631cm">
          <draw:text-box>
            <text:p><text:span text:style-name="T4">ConnId SPI</text:span></text:p>
          </draw:text-box>
        </draw:frame>
        <draw:connector draw:style-name="gr9" draw:text-style-name="P7" draw:layer="layout" draw:line-skew="-0.601cm" svg:x1="11.8cm" svg:y1="6.2cm" svg:x2="14cm" svg:y2="7.4cm" draw:start-shape="id12" draw:start-glue-point="2" draw:end-shape="id10" draw:end-glue-point="4" svg:d="M11800 6200h2200v1200" svg:viewBox="0 0 2201 1201">
          <text:p/>
        </draw:connector>
        <draw:custom-shape draw:style-name="gr10" draw:text-style-name="P9" xml:id="id8" draw:id="id8" draw:layer="layout" svg:width="4.89cm" svg:height="1.2cm" svg:x="8.508cm" svg:y="11.4cm">
          <text:p text:style-name="P3"><text:span text:style-name="T5">LDAP Conne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13.398cm" svg:y1="12cm" svg:x2="14cm" svg:y2="10.2cm" draw:start-shape="id8" draw:start-glue-point="1" draw:end-shape="id11" draw:end-glue-point="8" svg:d="M13398 12000h602v-1800" svg:viewBox="0 0 603 1801">
          <text:p/>
        </draw:connector>
        <draw:custom-shape draw:style-name="gr10" draw:text-style-name="P9" xml:id="id6" draw:id="id6" draw:layer="layout" svg:width="4.89cm" svg:height="1.2cm" svg:x="8.509cm" svg:y="13cm">
          <text:p text:style-name="P3"><text:span text:style-name="T5">CSV Conne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4" draw:id="id4" draw:layer="layout" svg:width="4.89cm" svg:height="1.2cm" svg:x="8.51cm" svg:y="14.6cm">
          <text:p text:style-name="P3"><text:span text:style-name="T5">DB Conne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0" draw:id="id10" draw:layer="layout" svg:width="0.4cm" svg:height="0.4cm" svg:x="13.8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xml:id="id11" draw:id="id11" draw:layer="layout" svg:width="0.4cm" svg:height="0.4cm" svg:x="13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13.399cm" svg:y1="13.6cm" svg:x2="14cm" svg:y2="10.2cm" draw:start-shape="id6" draw:start-glue-point="1" draw:end-shape="id11" draw:end-glue-point="8" svg:d="M13399 13600h601v-3400" svg:viewBox="0 0 602 3401">
          <text:p/>
        </draw:connector>
        <draw:connector draw:style-name="gr9" draw:text-style-name="P7" draw:layer="layout" svg:x1="13.4cm" svg:y1="15.2cm" svg:x2="14cm" svg:y2="10.2cm" draw:start-shape="id4" draw:start-glue-point="1" draw:end-shape="id11" draw:end-glue-point="8" svg:d="M13400 15200h600v-5000" svg:viewBox="0 0 601 5001">
          <text:p/>
        </draw:connector>
        <draw:frame draw:style-name="gr13" draw:text-style-name="P8" draw:layer="layout" svg:width="1.463cm" svg:height="0.662cm" svg:x="6.2cm" svg:y="10.6cm">
          <draw:text-box>
            <text:p><text:span text:style-name="T6">LDAP</text:span></text:p>
          </draw:text-box>
        </draw:frame>
        <draw:frame draw:style-name="gr13" draw:text-style-name="P8" draw:layer="layout" svg:width="1.683cm" svg:height="0.662cm" svg:x="6.2cm" svg:y="13cm">
          <draw:text-box>
            <text:p><text:span text:style-name="T6">Fil</text:span><text:span text:style-name="T6">e </text:span><text:span text:style-name="T6">I/O</text:span></text:p>
          </draw:text-box>
        </draw:frame>
        <draw:frame draw:style-name="gr13" draw:text-style-name="P8" draw:layer="layout" svg:width="1.239cm" svg:height="0.662cm" svg:x="6.2cm" svg:y="15.138cm">
          <draw:text-box>
            <text:p><text:span text:style-name="T6">SQ</text:span><text:span text:style-name="T6">L</text:span></text:p>
          </draw:text-box>
        </draw:frame>
        <draw:frame draw:style-name="gr8" draw:text-style-name="P8" draw:layer="layout" svg:width="4.4cm" svg:height="0.8cm" svg:x="7.8cm" svg:y="10.6cm">
          <draw:text-box>
            <text:p><text:span text:style-name="T7">Bun</text:span><text:span text:style-name="T7">dled </text:span><text:span text:style-name="T7">Con</text:span><text:span text:style-name="T7">nect</text:span><text:span text:style-name="T7">ors</text:span></text:p>
          </draw:text-box>
        </draw:frame>
        <draw:custom-shape draw:style-name="gr14" draw:text-style-name="P9" xml:id="id2" draw:id="id2" draw:layer="layout" svg:width="5.689cm" svg:height="1.2cm" svg:x="16.91cm" svg:y="11.4cm">
          <text:p text:style-name="P3"><text:span text:style-name="T5">Unix Conne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5.6cm" svg:height="0.799cm" svg:x="17.8cm" svg:y="10.6cm">
          <draw:text-box>
            <text:p><text:span text:style-name="T7">Non-</text:span><text:span text:style-name="T7">bund</text:span><text:span text:style-name="T7">led </text:span><text:span text:style-name="T7">Con</text:span><text:span text:style-name="T7">nect</text:span><text:span text:style-name="T7">ors</text:span></text:p>
          </draw:text-box>
        </draw:frame>
        <draw:connector draw:style-name="gr9" draw:text-style-name="P7" draw:layer="layout" draw:line-skew="-0.155cm" svg:x1="16.91cm" svg:y1="12cm" svg:x2="14.2cm" svg:y2="10cm" draw:start-shape="id2" draw:start-glue-point="3" draw:end-shape="id11" draw:end-glue-point="10" svg:d="M16910 12000h-1510v-2000h-1200" svg:viewBox="0 0 2711 2001">
          <text:p/>
        </draw:connector>
        <draw:frame draw:style-name="gr13" draw:text-style-name="P8" draw:layer="layout" svg:width="1.26cm" svg:height="0.662cm" svg:x="22.6cm" svg:y="9cm">
          <draw:text-box>
            <text:p><text:span text:style-name="T6">SS</text:span><text:span text:style-name="T6">H</text:span></text:p>
          </draw:text-box>
        </draw:frame>
        <draw:custom-shape draw:style-name="gr14" draw:text-style-name="P9" xml:id="id14" draw:id="id14" draw:layer="layout" svg:width="5.689cm" svg:height="1.2cm" svg:x="16.911cm" svg:y="13cm">
          <text:p text:style-name="P3"><text:span text:style-name="T5">SAP Conne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6" draw:id="id16" draw:layer="layout" svg:width="5.689cm" svg:height="1.2cm" svg:x="16.911cm" svg:y="14.6cm">
          <text:p text:style-name="P3"><text:span text:style-name="T5">SCIM1 Conne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8" draw:id="id18" draw:layer="layout" svg:width="5.689cm" svg:height="1.2cm" svg:x="16.911cm" svg:y="16.2cm">
          <text:p text:style-name="P3"><text:span text:style-name="T5">Life</text:span><text:span text:style-name="T5">Ra</text:span><text:span text:style-name="T5">y </text:span><text:span text:style-name="T5">Co</text:span><text:span text:style-name="T5">nne</text:span><text:span text:style-name="T5">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3" draw:id="id13" draw:layer="layout" svg:width="4.445cm" svg:height="1.905cm" svg:x="24.155cm" svg:y="11.895cm">
          <text:p text:style-name="P3"><text:span text:style-name="T3">SAP</text:span><text:span text:style-name="T3"><text:line-break/></text:span><text:span text:style-name="T3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draw:type="curve" svg:x1="24.155cm" svg:y1="12.848cm" svg:x2="22.6cm" svg:y2="13.6cm" draw:start-shape="id13" draw:start-glue-point="5" draw:end-shape="id14" draw:end-glue-point="1" svg:d="M24155 12848c-1167 0-390 752-1555 752" svg:viewBox="0 0 1556 753">
          <text:p/>
        </draw:connector>
        <draw:frame draw:style-name="gr13" draw:text-style-name="P8" draw:layer="layout" svg:width="1.34cm" svg:height="0.662cm" svg:x="22.86cm" svg:y="12.338cm">
          <draw:text-box>
            <text:p><text:span text:style-name="T6">BAPI</text:span></text:p>
          </draw:text-box>
        </draw:frame>
        <draw:custom-shape draw:style-name="gr16" draw:text-style-name="P6" xml:id="id15" draw:id="id15" draw:layer="layout" svg:width="4.445cm" svg:height="1.905cm" svg:x="24.155cm" svg:y="14.6cm">
          <text:p text:style-name="P3"><text:span text:style-name="T3">Slack</text:span><text:span text:style-name="T3"><text:line-break/></text:span><text:span text:style-name="T3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draw:type="curve" svg:x1="24.155cm" svg:y1="15.553cm" svg:x2="22.6cm" svg:y2="15.2cm" draw:start-shape="id15" draw:start-glue-point="5" draw:end-shape="id16" svg:d="M24155 15553c-1167 0-390-353-1555-353" svg:viewBox="0 0 1556 354">
          <text:p/>
        </draw:connector>
        <draw:frame draw:style-name="gr13" draw:text-style-name="P8" draw:layer="layout" svg:width="1.81cm" svg:height="0.662cm" svg:x="22.6cm" svg:y="15.538cm">
          <draw:text-box>
            <text:p><text:span text:style-name="T6">SCIMv1</text:span></text:p>
          </draw:text-box>
        </draw:frame>
        <draw:custom-shape draw:style-name="gr16" draw:text-style-name="P6" xml:id="id17" draw:id="id17" draw:layer="layout" svg:width="4.445cm" svg:height="1.905cm" svg:x="24.155cm" svg:y="17.33cm">
          <text:p text:style-name="P3"><text:span text:style-name="T3">L</text:span><text:span text:style-name="T3">i</text:span><text:span text:style-name="T3">f</text:span><text:span text:style-name="T3">e</text:span><text:span text:style-name="T3">R</text:span><text:span text:style-name="T3">a</text:span><text:span text:style-name="T3">y</text:span><text:span text:style-name="T3"><text:line-break/></text:span><text:span text:style-name="T3">(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draw:type="curve" svg:x1="24.155cm" svg:y1="18.283cm" svg:x2="22.6cm" svg:y2="16.8cm" draw:start-shape="id17" draw:start-glue-point="5" draw:end-shape="id18" draw:end-glue-point="1" svg:d="M24155 18283c-1167 0-390-1483-1555-1483" svg:viewBox="0 0 1556 1484">
          <text:p/>
        </draw:connector>
        <draw:frame draw:style-name="gr13" draw:text-style-name="P8" draw:layer="layout" svg:width="1.526cm" svg:height="0.662cm" svg:x="23cm" svg:y="18.338cm">
          <draw:text-box>
            <text:p><text:span text:style-name="T6">S</text:span><text:span text:style-name="T6">O</text:span><text:span text:style-name="T6">A</text:span><text:span text:style-name="T6">P</text:span></text:p>
          </draw:text-box>
        </draw:frame>
        <draw:custom-shape draw:style-name="gr17" draw:text-style-name="P10" xml:id="id19" draw:id="id19" draw:layer="layout" svg:width="5.689cm" svg:height="1.2cm" svg:x="16.911cm" svg:y="17.8cm">
          <text:p text:style-name="P3"><text:span text:style-name="T5">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178.5089546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draw:line-skew="-0.156cm" svg:x1="16.911cm" svg:y1="13.6cm" svg:x2="14.2cm" svg:y2="10cm" draw:start-shape="id14" draw:start-glue-point="3" draw:end-shape="id11" draw:end-glue-point="10" svg:d="M16911 13600h-1511v-3600h-1200" svg:viewBox="0 0 2712 3601">
          <text:p/>
        </draw:connector>
        <draw:connector draw:style-name="gr9" draw:text-style-name="P7" draw:layer="layout" draw:line-skew="-0.156cm" svg:x1="16.911cm" svg:y1="15.2cm" svg:x2="14.2cm" svg:y2="10cm" draw:start-shape="id16" draw:start-glue-point="3" draw:end-shape="id11" draw:end-glue-point="10" svg:d="M16911 15200h-1511v-5200h-1200" svg:viewBox="0 0 2712 5201">
          <text:p/>
        </draw:connector>
        <draw:connector draw:style-name="gr9" draw:text-style-name="P7" draw:layer="layout" draw:line-skew="-0.156cm" svg:x1="16.911cm" svg:y1="16.8cm" svg:x2="14.2cm" svg:y2="10cm" draw:start-shape="id18" draw:start-glue-point="3" draw:end-shape="id11" draw:end-glue-point="10" svg:d="M16911 16800h-1511v-6800h-1200" svg:viewBox="0 0 2712 6801">
          <text:p/>
        </draw:connector>
        <draw:connector draw:style-name="gr9" draw:text-style-name="P7" draw:layer="layout" draw:line-skew="-0.156cm" svg:x1="16.911cm" svg:y1="18.4cm" svg:x2="14.2cm" svg:y2="10cm" draw:start-shape="id19" draw:start-glue-point="3" draw:end-shape="id11" draw:end-glue-point="10" svg:d="M16911 18400h-1511v-8400h-1200" svg:viewBox="0 0 2712 8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6-09-08T11:58:37.823585601</dc:date>
    <dc:creator>Radovan Semancik</dc:creator>
    <meta:editing-duration>PT1H2M22S</meta:editing-duration>
    <meta:editing-cycles>22</meta:editing-cycles>
    <meta:generator>LibreOffice/5.1.4.2$Linux_X86_64 LibreOffice_project/10m0$Build-2</meta:generator>
    <meta:document-statistic meta:object-count="49"/>
  </office:meta>
</office:document-meta>
</file>